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 Project Agreement</text:p>
      <text:p text:style-name="Heading">A.1 Stakeholders and Purpose of the Agreement</text:p>
      <text:p text:style-name="Text_20_body">This student project agreement (the “Agreement”) concerns the study module TIEA207 Introductory Project in Computing and Technology (the “Study Module”). The Agreement is made between the University of Jyväskylä/Department of Mathematical Information Technology (the “University”) and the individual students who participate in the Study Module as an assigned group (“the Group”), implementing a project according to the Study Module syllabus and requirements (“Project”). This Agreement governs the rights to use and redistribute the material that is created by the Project.</text:p>
      <text:p text:style-name="Text_20_body">The Group consists of the following students: Markus Valkama, Santeri Rusila, Toni Pitkänen and Jose Malmberg.</text:p>
      <text:p text:style-name="Heading">A.2 Definitions</text:p>
      <text:p text:style-name="Text_20_body">In this Agreement, unless the context otherwise requires: </text:p>
      <text:p text:style-name="List_20_1_20_Start">“Learning Assignment” refers to a task that must be done to pass the Study Module but whose outcome is not part of the main product of the Project, which is to ideate and implement a software system (including its sourcecode) by the Group. Written Learning Assignments consist of, but are not necessarily limited to, ideating documents and presentation materials, Project management documents, time allocation reports, and personal writing as-signments like self-evaluations and learning diaries.</text:p>
      <text:p text:style-name="List_20_1">“Product” refers to that software system or service (including the source code) and the immaterial rights therein, which the Group has created in the Project.</text:p>
      <text:p text:style-name="List_20_1">“License” defines the rights to use, copy, redistribute, or modify the Product created by the Group in the Project.</text:p>
      <text:p text:style-name="List_20_1_20_End">“Deliverables” refers to both the Learning Assignments and the Product.</text:p>
      <text:p text:style-name="Heading">A.3 Rights to Deliverables</text:p>
      <text:p text:style-name="Text_20_body">Immaterial rights of the Product belong to the students of the Group who have created the Product. Members of the Group hereby agree that they will attach the License to the Product before the Project completion, which is the date of the final Project presentations in the Study Module. The choice of the License will be documented and signed by all the members of the Group (see Appendix) and attached to the Deliverables, which as a whole must be delivered to the University for archiving purposes by the Group to finish the Study Module. If a student stops the Project prematurely, the rest of the Group can use such student’s Deliverables to continue and finish the Project and to agree on the License, after the student who has quit has been heard.</text:p>
      <text:p text:style-name="Text_20_body">The University can use the Deliverables in teaching and education research as follows: The research is conducted by the course teacher Ville Isomöttönen and his research colleagues, for example Tommi Kärkkäinen, and concerns project-based learning and its components such as group dynamics and software process in creative work. The research results and the development of teaching activities will be made in such a way that an individual student is anonymized. The research materials will be kept in a locked storage and the results are published in education research forums. The students themselves decide whether they want their names to be attached to the Project presentation material that is placed on the University’s website by the end of the Study Module.</text:p>
      <text:p text:style-name="Text_20_body"><text:soft-page-break/>This Agreement does not contain any obligations for compensation.</text:p>
      <text:p text:style-name="Heading">A.4 Signatures</text:p>
      <text:p text:style-name="Text_20_body">Date</text:p>
      <text:p text:style-name="Text_20_body"/>
      <text:p text:style-name="Text_20_body"/>
      <text:p text:style-name="Text_20_body">Markus Valkama</text:p>
      <text:p text:style-name="Text_20_body"/>
      <text:p text:style-name="Text_20_body"/>
      <text:p text:style-name="Text_20_body"/>
      <text:p text:style-name="Text_20_body">Santeri Rusila</text:p>
      <text:p text:style-name="Text_20_body"/>
      <text:p text:style-name="Text_20_body"/>
      <text:p text:style-name="Text_20_body"/>
      <text:p text:style-name="Text_20_body">Toni Pitkänen</text:p>
      <text:p text:style-name="Text_20_body"/>
      <text:p text:style-name="Text_20_body"/>
      <text:p text:style-name="Text_20_body"/>
      <text:p text:style-name="Text_20_body">Jose Malmberg</text:p>
      <text:p text:style-name="Text_20_body"/>
      <text:p text:style-name="Text_20_body"/>
      <text:p text:style-name="Text_20_body"/>
      <text:p text:style-name="Text_20_body">Dean of the Faculty, Pekka Neittaanmä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 Malmberg</meta:initial-creator>
    <meta:creation-date>2015-10-06T09:21:40.86</meta:creation-date>
    <dc:date>2015-10-16T14:49:42.32</dc:date>
    <dc:creator>Jose Malmberg</dc:creator>
    <meta:editing-duration>PT2H55M47S</meta:editing-duration>
    <meta:editing-cycles>11</meta:editing-cycles>
    <meta:generator>OpenOffice/4.1.1$Win32 OpenOffice.org_project/411m6$Build-9775</meta:generator>
    <meta:document-statistic meta:table-count="0" meta:image-count="0" meta:object-count="0" meta:page-count="2" meta:paragraph-count="21" meta:word-count="535" meta:character-count="3382"/>
  </office:meta>
</office:document-meta>
</file>